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Text_20_body">
      <style:paragraph-properties fo:margin-top="0.1665in" fo:margin-bottom="0.0835in"/>
    </style:style>
    <style:style style:name="P15" style:family="paragraph" style:parent-style-name="Text_20_body">
      <style:paragraph-properties fo:margin-top="0.1665in" fo:margin-bottom="0.0835in"/>
      <style:text-properties style:font-name="Liberation Sans" style:font-name-asian="DejaVu LGC Sans" style:font-name-complex="DejaVu LGC Sans"/>
    </style:style>
    <style:style style:name="P16" style:family="paragraph" style:parent-style-name="Heading_20_3">
      <style:paragraph-properties fo:margin-top="0.1665in" fo:margin-bottom="0.0835in" fo:keep-with-next="always"/>
    </style:style>
    <style:style style:name="P17"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Heading_20_2">
      <style:paragraph-properties fo:margin-top="0.1665in" fo:margin-bottom="0.0835in" fo:keep-with-next="always"/>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0.3</text:p>
      <text:p text:style-name="Subtitle">29 May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Introduction to Byteman<text:tab/>5</text:p>
          <text:p text:style-name="P21">Running an Application with the Byteman Agent<text:tab/>5</text:p>
          <text:p text:style-name="P21">Event Condition Action Rules<text:tab/>6</text:p>
          <text:p text:style-name="P21">Rule Bindings and Parameterization<text:tab/>6</text:p>
          <text:p text:style-name="P21">Built-in Conditions and Actions<text:tab/>7</text:p>
          <text:p text:style-name="P21">Extending or Replacing the Byteman Language Built-ins<text:tab/>8</text:p>
          <text:p text:style-name="P21">Agent Transformation<text:tab/>8</text:p>
          <text:p text:style-name="P21">Agent Retransformation<text:tab/>9</text:p>
          <text:p text:style-name="P21">ECA Rule Engine<text:tab/>10</text:p>
          <text:p text:style-name="P20">The Byteman Rule Language<text:tab/>12</text:p>
          <text:p text:style-name="P21">Rule Events<text:tab/>12</text:p>
          <text:p text:style-name="P18">Class Rules vs Interface Rules<text:tab/>13</text:p>
          <text:p text:style-name="P18">Overriding <text:s/>Rules<text:tab/>13</text:p>
          <text:p text:style-name="P18">Overriding Interface Rules<text:tab/>15</text:p>
          <text:p text:style-name="P18">Location Specifiers<text:tab/>15</text:p>
          <text:p text:style-name="P21">Rule Bindings<text:tab/>19</text:p>
          <text:p text:style-name="P21">Rule Expressions<text:tab/>19</text:p>
          <text:p text:style-name="P21">Rule Conditions<text:tab/>21</text:p>
          <text:p text:style-name="P21">Rule Actions<text:tab/>22</text:p>
          <text:p text:style-name="P21">Built-In Calls<text:tab/>23</text:p>
          <text:p text:style-name="P21">User-Defined Rule Helpers<text:tab/>23</text:p>
          <text:p text:style-name="P21">The Rule Helper Lifecycle Methods<text:tab/>25</text:p>
          <text:p text:style-name="P20">Byteman Rule Language Standard Built-Ins<text:tab/>27</text:p>
          <text:p text:style-name="P21">Thread Coordination Operations<text:tab/>27</text:p>
          <text:p text:style-name="P18">Waiters<text:tab/>27</text:p>
          <text:p text:style-name="P18">Rendezvous<text:tab/>28</text:p>
          <text:p text:style-name="P18">Joiners<text:tab/>29</text:p>
          <text:p text:style-name="P18">Aborting Execution<text:tab/>29</text:p>
          <text:p text:style-name="P21">Rule State Management Operations<text:tab/>30</text:p>
          <text:p text:style-name="P18">CountDowns<text:tab/>30</text:p>
          <text:p text:style-name="P18">Flags<text:tab/>31</text:p>
          <text:p text:style-name="P18">Counters<text:tab/>31</text:p>
          <text:p text:style-name="P18">Timers<text:tab/>32</text:p>
          <text:p text:style-name="P18">Recursive Triggering<text:tab/>32</text:p>
          <text:p text:style-name="P21">Trace and Debug Operations<text:tab/>34</text:p>
          <text:p text:style-name="P18">Debugging<text:tab/>34</text:p>
          <text:p text:style-name="P18">Tracing<text:tab/>34</text:p>
          <text:p text:style-name="P21">Stack Management Operations<text:tab/>35</text:p>
          <text:p text:style-name="P18">Checking The Call Tree<text:tab/>35</text:p>
          <text:p text:style-name="P18">Tracing the Caller Stack<text:tab/>37</text:p>
          <text:p text:style-name="P18">Selective Stack Tracing Using a Regular Expression Filter<text:tab/>37</text:p>
          <text:p text:style-name="P18">Stack Range Tracing<text:tab/>39</text:p>
          <text:p text:style-name="P21">Default Helper Lifecycle Methods<text:tab/>41</text:p>
          <text:p text:style-name="P20">Using Byteman<text:tab/>43</text:p>
          <text:p text:style-name="P21">Using Byteman from java or ant<text:tab/>43</text:p>
          <text:p text:style-name="P21">Using Byteman from maven<text:tab/>43</text:p>
          <text:p text:style-name="P21">Obtaining the source build tree<text:tab/>43</text:p>
          <text:p text:style-name="P21"><text:soft-page-break/>Building Byteman from the sources<text:tab/>43</text:p>
          <text:p text:style-name="P21">Running Applications with Byteman<text:tab/>44</text:p>
          <text:p text:style-name="P21">Configuring a java agent<text:tab/>44</text:p>
          <text:p text:style-name="P21">Installing Byteman in a Running JVM using Script bminstall<text:tab/>45</text:p>
          <text:p text:style-name="P21">Available -javaagent Options<text:tab/>45</text:p>
          <text:p text:style-name="P21">Running Byteman Using Script bmjava<text:tab/>46</text:p>
          <text:p text:style-name="P21">Submitting Rules Dynamically Using Script bmsubmit<text:tab/>47</text:p>
          <text:p text:style-name="P21">Checking Rules Offline Using Script bmcheck<text:tab/>48</text:p>
          <text:p text:style-name="P21">Installing And Submitting from Java<text:tab/>49</text:p>
          <text:p text:style-name="P21">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54414679"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1488108639" text:style-name="L1">
        <text:list-item>
          <text:p text:style-name="P22">tracing execution of specific code paths and displaying application or JVM state</text:p>
        </text:list-item>
        <text:list-item>
          <text:p text:style-name="P22">subverting normal execution by changing state, making unscheduled method calls or forcing an unexpected return or throw</text:p>
        </text:list-item>
        <text:list-item>
          <text:p text:style-name="P22">orchestrating the timing of activities performed by independent application threads</text:p>
        </text:list-item>
        <text:list-item>
          <text:p text:style-name="P22">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2169704944" text:continue-list="list254414679" text:style-name="Outline">
        <text:list-item>
          <text:list>
            <text:list-header>
              <text:h text:style-name="P19"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515568381"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693654119" text:style-name="L2">
        <text:list-item>
          <text:p text:style-name="P23"><text:span text:style-name="T1">where</text:span> during application execution a side-effect should occur</text:p>
        </text:list-item>
        <text:list-item>
          <text:p text:style-name="P23"><text:span text:style-name="T1">whether</text:span> the side-effect should happen or not</text:p>
        </text:list-item>
        <text:list-item>
          <text:p text:style-name="P23"><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363854372" text:continue-list="list1515568381"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741786816"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text:soft-page-break/>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88409066"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915112362"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958604211" text:style-name="L3">
        <text:list-item>
          <text:p text:style-name="P24">the <text:span text:style-name="T1">trigger method</text:span>, i.e. the method which contains the trigger point</text:p>
        </text:list-item>
        <text:list-item>
          <text:p text:style-name="P24"><text:soft-page-break/>the rule which has been matched</text:p>
        </text:list-item>
        <text:list-item>
          <text:p text:style-name="P24">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476158030" text:continue-list="list1915112362" text:style-name="Outline">
        <text:list-item>
          <text:list>
            <text:list-header>
              <text:h text:style-name="P19"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text:soft-page-break/>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826933719" text:continue-numbering="true" text:style-name="Outline">
        <text:list-item>
          <text:list>
            <text:list-header>
              <text:h text:style-name="P19"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text:soft-page-break/>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956336856"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671297960" text:continue-numbering="true" text:style-name="Outline">
        <text:list-item>
          <text:list>
            <text:list-header>
              <text:h text:style-name="P1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294724531"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873774805"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094602051" text:continue-numbering="true" text:style-name="Outline">
        <text:list-item>
          <text:list>
            <text:list-item>
              <text:list>
                <text:list-header>
                  <text:h text:style-name="P16"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202370953" text:continue-numbering="true" text:style-name="Outline">
        <text:list-item>
          <text:list>
            <text:list-item>
              <text:list>
                <text:list-header>
                  <text:h text:style-name="P16"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291740429"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2039794440"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2025188045" text:style-name="L4">
        <text:list-item>
          <text:p text:style-name="P25">references to previously bound variables</text:p>
        </text:list-item>
        <text:list-item>
          <text:p text:style-name="P25">references to the trigger method recipient or parameters</text:p>
        </text:list-item>
        <text:list-item>
          <text:p text:style-name="P25">references to the local variables in scope at the trigger point</text:p>
        </text:list-item>
        <text:list-item>
          <text:p text:style-name="P25">references to trigger method special variables <text:span text:style-name="Code_20_Text">$!</text:span>, <text:span text:style-name="Code_20_Text">$^</text:span>, <text:span text:style-name="Code_20_Text">$#, </text:span>$* and $@</text:p>
        </text:list-item>
        <text:list-item>
          <text:p text:style-name="P25">static field references</text:p>
        </text:list-item>
        <text:list-item>
          <text:p text:style-name="P25">primitive literals</text:p>
        </text:list-item>
        <text:list-item>
          <text:p text:style-name="P25">field accesses</text:p>
        </text:list-item>
        <text:list-item>
          <text:p text:style-name="P25">static or instance method invocations</text:p>
        </text:list-item>
        <text:list-item>
          <text:p text:style-name="P25">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981997103" text:style-name="L5">
        <text:list-item>
          <text:p text:style-name="P26">throw and return operations are only allowed as the last action in a sequence of rule actions (see below).</text:p>
        </text:list-item>
      </text:list>
      <text:list xml:id="list180819531" text:style-name="L6">
        <text:list-item>
          <text:p text:style-name="P27">Expressions should obey the normal rules regarding associativity and precedence.</text:p>
        </text:list-item>
        <text:list-item>
          <text:p text:style-name="P27">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7">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7">Special variables provide access to other trigger method data. There are currently 5 such special variables:</text:p>
          <text:list>
            <text:list-item>
              <text:p text:style-name="P27"><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7">$!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7"><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7"><text:span text:style-name="Code_20_Text">$#</text:span> has type <text:span text:style-name="Code_20_Text">int</text:span> and identifies the number of parameters supplied to the trigger method.</text:p>
            </text:list-item>
            <text:list-item>
              <text:p text:style-name="P27"><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7">$@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7">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7">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7">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687851572" text:continue-list="list2039794440"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351844519"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725676444"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928744770"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230896828"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577013664" text:style-name="L7">
        <text:list-item>
          <text:p text:style-name="P28">an activate event occurs when an install cause <text:span text:style-name="T1">R(H)</text:span> to transition from empty to non-empty</text:p>
        </text:list-item>
        <text:list-item>
          <text:p text:style-name="P28">an install event occurs when <text:span text:style-name="T1">r(H)</text:span> is installed in <text:span text:style-name="T1">R(H)</text:span></text:p>
        </text:list-item>
        <text:list-item>
          <text:p text:style-name="P28">an uninstall event occurs when <text:span text:style-name="T1">r(H)</text:span> is uninstalled from <text:span text:style-name="T1">R(H)</text:span></text:p>
        </text:list-item>
        <text:list-item>
          <text:p text:style-name="P28">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810044309" text:continue-list="list230896828"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591941888"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2149361627" text:continue-numbering="true" text:style-name="Outline">
        <text:list-item>
          <text:list>
            <text:list-item>
              <text:list>
                <text:list-header>
                  <text:h text:style-name="P17"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844717885" text:continue-numbering="true" text:style-name="Outline">
        <text:list-item>
          <text:list>
            <text:list-item>
              <text:list>
                <text:list-header>
                  <text:h text:style-name="P17"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82470143"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887139740"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419525441" text:continue-numbering="true" text:style-name="Outline">
        <text:list-item>
          <text:list>
            <text:list-item>
              <text:list>
                <text:list-header>
                  <text:h text:style-name="P17"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417549810" text:continue-numbering="true" text:style-name="Outline">
        <text:list-item>
          <text:list>
            <text:list-item>
              <text:list>
                <text:list-header>
                  <text:h text:style-name="P17"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217138125"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739768975" text:continue-numbering="true" text:style-name="Outline">
        <text:list-item>
          <text:list>
            <text:list-item>
              <text:list>
                <text:list-header>
                  <text:h text:style-name="P17"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408209978"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553661729"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2072062219"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970952017" text:continue-numbering="true" text:style-name="Outline">
        <text:list-item>
          <text:list>
            <text:list-item>
              <text:list>
                <text:list-header>
                  <text:h text:style-name="P16"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710509666" text:continue-numbering="true" text:style-name="Outline">
        <text:list-item>
          <text:list>
            <text:list-item>
              <text:list>
                <text:list-header>
                  <text:h text:style-name="P17" text:outline-level="3" text:is-list-header="true">Selective Stack Tracing Using a Regular Expression Filter</text:h>
                </text:list-header>
              </text:list>
            </text:list-item>
          </text:list>
        </text:list-item>
      </text:list>
      <text:p text:style-name="P14">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808129804" text:continue-numbering="true" text:style-name="Outline">
        <text:list-item>
          <text:list>
            <text:list-item>
              <text:list>
                <text:list-header>
                  <text:h text:style-name="P17" text:outline-level="3" text:is-list-header="true">Stack Range Tracing</text:h>
                </text:list-header>
              </text:list>
            </text:list-item>
          </text:list>
        </text:list-item>
      </text:list>
      <text:p text:style-name="P15">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415548918"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505882256"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585421984"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2055285850" text:continue-numbering="true" text:style-name="Outline">
        <text:list-item>
          <text:list>
            <text:list-header>
              <text:h text:style-name="P19"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1769045759"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280152012"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970843124"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text:soft-page-break/>concatenating these options into a valid <text:span text:style-name="Code_20_Text">-javaagent</text:span> argument.</text:p>
      <text:list xml:id="list1939855583"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540331312" text:continue-numbering="true" text:style-name="Outline">
        <text:list-item>
          <text:list>
            <text:list-header>
              <text:h text:style-name="P19"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text:soft-page-break/>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831592787" text:continue-numbering="true" text:style-name="Outline">
        <text:list-item>
          <text:list>
            <text:list-header>
              <text:h text:style-name="P19"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oft-page-break/><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448662378" text:continue-numbering="true" text:style-name="Outline">
        <text:list-item>
          <text:list>
            <text:list-header>
              <text:h text:style-name="P19"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136016971" text:style-name="L8">
        <text:list-item>
          <text:p text:style-name="P29">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9">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9">Any other rules will be stored in the agents rule set and applied to newly loaded <text:soft-page-break/>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860614703" text:continue-list="list1448662378"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oft-page-break/><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525708102" text:continue-numbering="true" text:style-name="Outline">
        <text:list-item>
          <text:list>
            <text:list-header>
              <text:h text:style-name="P19"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98362371" text:continue-numbering="true" text:style-name="Outline">
        <text:list-item>
          <text:list>
            <text:list-header>
              <text:h text:style-name="P19"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beration Sans1"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Andrew Dinn</meta:initial-creator>
    <meta:creation-date>2008-09-25T16:33:44</meta:creation-date>
    <dc:creator>Andrew Dinn</dc:creator>
    <dc:date>2012-05-29T11:44:06</dc:date>
    <meta:printed-by>Andrew Dinn</meta:printed-by>
    <meta:print-date>2008-09-26T17:21:42</meta:print-date>
    <meta:editing-cycles>206</meta:editing-cycles>
    <meta:editing-duration>P3DT1H9M9S</meta:editing-duration>
    <meta:document-statistic meta:table-count="0" meta:image-count="0" meta:object-count="0" meta:page-count="51" meta:paragraph-count="544" meta:word-count="19767" meta:character-count="128067" meta:non-whitespace-character-count="104668"/>
    <meta:user-defined meta:name="Info 1"/>
    <meta:user-defined meta:name="Info 2"/>
    <meta:user-defined meta:name="Info 3"/>
    <meta:user-defined meta:name="Info 4"/>
  </office:meta>
</office:document-meta>
</file>